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cm"/>
    </style:style>
    <style:style style:name="gr5" style:family="graphic" style:parent-style-name="standard">
      <style:graphic-properties draw:stroke="none" svg:stroke-color="#000000" draw:fill="none" draw:fill-color="#ffffff" fo:min-height="0.1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text-properties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2.413cm" svg:height="0.973cm" svg:x="4.048cm" svg:y="2.778cm">
          <text:p text:style-name="P1"><text:span text:style-name="T1">IN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" draw:id="id1" draw:layer="layout" svg:width="5.08cm" svg:height="2.413cm" svg:x="2.751cm" svg:y="4.84cm">
          <text:p text:style-name="P3"><text:span text:style-name="T2">Las antenas están</text:span></text:p>
          <text:p text:style-name="P3"><text:span text:style-name="T2">sincronizada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3" xml:id="id4" draw:id="id4" draw:layer="layout" svg:width="2.813cm" svg:height="0.789cm" svg:x="8.682cm" svg:y="5.656cm">
          <text:p text:style-name="P3"><text:span text:style-name="T2">Emitir sonido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5" draw:id="id5" draw:layer="layout" svg:width="2.74cm" svg:height="1.778cm" svg:x="12.149cm" svg:y="5.148cm">
          <text:p text:style-name="P3"><text:span text:style-name="T2">z=z_min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draw:text-style-name="P4" xml:id="id6" draw:id="id6" draw:layer="layout" svg:width="3.302cm" svg:height="1.905cm" svg:x="15.832cm" svg:y="5.121cm">
          <text:p text:style-name="P4"><text:span text:style-name="T2">- Mantener x,y,z</text:span></text:p>
          <text:p text:style-name="P4"><text:span text:style-name="T2"><text:s text:c="4"/></text:span><text:span text:style-name="T2">e yaw en 0</text:span></text:p>
          <text:p text:style-name="P4"><text:span text:style-name="T2">- Disminuir 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2" draw:id="id2" draw:layer="layout" svg:width="3.048cm" svg:height="0.651cm" svg:x="3.767cm" svg:y="7.926cm">
          <text:p text:style-name="P3"><text:span text:style-name="T2">Entrada senal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3" draw:id="id3" draw:layer="layout" svg:width="1.78cm" svg:height="1.054cm" draw:transform="skewX (0.0417133691226645) rotate (0.0417133691226645) translate (4.421cm 9.37cm)">
          <text:p text:style-name="P3"><text:span text:style-name="T2">ini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type="line" svg:x1="5.291cm" svg:y1="7.253cm" svg:x2="5.291cm" svg:y2="7.926cm" draw:start-shape="id1" draw:start-glue-point="6" draw:end-shape="id2" draw:end-glue-point="0" svg:d="M5291 7253v673" svg:viewBox="0 0 1 674">
          <text:p text:style-name="P1"><text:span text:style-name="T2"><text:s text:c="6"/></text:span><text:span text:style-name="T3">si</text:span></text:p>
        </draw:connector>
        <draw:connector draw:style-name="gr3" draw:text-style-name="P1" draw:layer="layout" draw:type="line" svg:x1="5.291cm" svg:y1="8.577cm" svg:x2="5.311cm" svg:y2="9.332cm" draw:start-shape="id2" draw:start-glue-point="2" draw:end-shape="id3" draw:end-glue-point="4" svg:d="M5291 8577l20 755" svg:viewBox="0 0 21 756">
          <text:p/>
        </draw:connector>
        <draw:connector draw:style-name="gr2" draw:text-style-name="P1" draw:layer="layout" draw:type="line" svg:x1="7.831cm" svg:y1="6.047cm" svg:x2="8.682cm" svg:y2="6.05cm" draw:start-shape="id1" draw:start-glue-point="7" draw:end-shape="id4" draw:end-glue-point="3" svg:d="M7831 6047l851 3" svg:viewBox="0 0 852 4">
          <text:p text:style-name="P1"><text:line-break/><text:span text:style-name="T3">no</text:span></text:p>
        </draw:connector>
        <draw:connector draw:style-name="gr3" draw:text-style-name="P1" draw:layer="layout" draw:type="line" svg:x1="11.495cm" svg:y1="6.05cm" svg:x2="12.149cm" svg:y2="6.037cm" draw:start-shape="id4" draw:start-glue-point="1" draw:end-shape="id5" draw:end-glue-point="5" svg:d="M11495 6050l654-13" svg:viewBox="0 0 655 14">
          <text:p/>
        </draw:connector>
        <draw:connector draw:style-name="gr2" draw:text-style-name="P5" draw:layer="layout" draw:type="line" svg:x1="14.889cm" svg:y1="6.037cm" svg:x2="15.832cm" svg:y2="6.073cm" draw:start-shape="id5" draw:start-glue-point="7" draw:end-shape="id6" draw:end-glue-point="3" svg:d="M14889 6037l943 36" svg:viewBox="0 0 944 37">
          <text:p text:style-name="P5"><text:span text:style-name="T4"><text:line-break/></text:span><text:span text:style-name="T3">no</text:span></text:p>
        </draw:connector>
        <draw:connector draw:style-name="gr3" draw:text-style-name="P1" xml:id="id8" draw:id="id8" draw:layer="layout" svg:x1="5.255cm" svg:y1="3.751cm" svg:x2="5.291cm" svg:y2="4.84cm" draw:start-shape="id7" draw:start-glue-point="8" draw:end-shape="id1" draw:end-glue-point="4" svg:d="M5255 3751v544h36v545" svg:viewBox="0 0 37 1090">
          <text:p/>
        </draw:connector>
        <draw:connector draw:style-name="gr3" draw:text-style-name="P1" xml:id="id9" draw:id="id9" draw:layer="layout" svg:x1="13.519cm" svg:y1="5.148cm" svg:x2="5.293cm" svg:y2="4.295cm" draw:start-shape="id5" draw:start-glue-point="4" draw:end-shape="id8" draw:end-glue-point="0" svg:d="M13519 5148v-853h-8226" svg:viewBox="0 0 8227 854">
          <text:p/>
        </draw:connector>
        <draw:connector draw:style-name="gr3" draw:text-style-name="P1" draw:layer="layout" svg:x1="17.483cm" svg:y1="5.121cm" svg:x2="13.519cm" svg:y2="4.295cm" draw:start-shape="id6" draw:start-glue-point="0" draw:end-shape="id9" draw:end-glue-point="0" svg:d="M17483 5121v-826h-3964" svg:viewBox="0 0 3965 827">
          <text:p/>
        </draw:connector>
        <draw:frame draw:style-name="gr4" draw:text-style-name="P6" draw:layer="layout" svg:width="0.891cm" svg:height="0.649cm" svg:x="3.813cm" svg:y="9.836cm">
          <draw:text-box>
            <text:p text:style-name="P6"><text:span text:style-name="T3">no</text:span></text:p>
          </draw:text-box>
        </draw:frame>
        <draw:custom-shape draw:style-name="gr1" draw:text-style-name="P3" xml:id="id10" draw:id="id10" draw:layer="layout" svg:width="3.559cm" svg:height="1.59cm" draw:transform="skewX (0.0417133691226645) rotate (0.0417133691226645) translate (3.513cm 11.124cm)">
          <text:p text:style-name="P3"><text:span text:style-name="T2">hay entrad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line" svg:x1="5.311cm" svg:y1="10.387cm" svg:x2="5.292cm" svg:y2="11.047cm" draw:start-shape="id3" draw:start-glue-point="6" draw:end-shape="id10" draw:end-glue-point="4" svg:d="M5311 10387l-19 660" svg:viewBox="0 0 20 661">
          <text:p text:style-name="P1"><text:s text:c="4"/><text:span text:style-name="T3">si</text:span></text:p>
        </draw:connector>
        <draw:custom-shape draw:style-name="gr1" draw:text-style-name="P3" xml:id="id11" draw:id="id11" draw:layer="layout" svg:width="3.813cm" svg:height="1.947cm" draw:transform="skewX (0.0417133691226645) rotate (0.0417133691226645) translate (3.386cm 13.371cm)">
          <text:p text:style-name="P3"><text:span text:style-name="T2">la senal es</text:span><text:span text:style-name="T2"><text:line-break/></text:span><text:span text:style-name="T2">de control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layer="layout" svg:width="0.001cm" svg:height="1.195cm" svg:x="1.608cm" svg:y="10.182cm">
          <draw:text-box>
            <text:p/>
          </draw:text-box>
        </draw:frame>
        <draw:frame draw:style-name="gr6" draw:layer="layout" svg:width="0.502cm" svg:height="0.962cm" svg:x="1.608cm" svg:y="10.182cm">
          <draw:text-box>
            <text:p/>
          </draw:text-box>
        </draw:frame>
        <draw:frame draw:style-name="gr4" draw:text-style-name="P6" draw:layer="layout" svg:width="0.891cm" svg:height="0.649cm" svg:x="3.006cm" svg:y="11.881cm">
          <draw:text-box>
            <text:p text:style-name="P6"><text:span text:style-name="T3">no</text:span></text:p>
          </draw:text-box>
        </draw:frame>
        <draw:connector draw:style-name="gr2" draw:text-style-name="P1" draw:layer="layout" draw:type="line" svg:x1="5.292cm" svg:y1="12.64cm" svg:x2="5.293cm" svg:y2="13.288cm" draw:start-shape="id10" draw:start-glue-point="6" draw:end-shape="id11" draw:end-glue-point="4" svg:d="M5292 12640l1 648" svg:viewBox="0 0 2 649">
          <text:p text:style-name="P1"><text:s text:c="4"/><text:span text:style-name="T3">si</text:span></text:p>
        </draw:connector>
        <draw:custom-shape draw:style-name="gr1" draw:text-style-name="P3" xml:id="id12" draw:id="id12" draw:layer="layout" svg:width="3.075cm" svg:height="0.973cm" svg:x="3.74cm" svg:y="15.994cm">
          <text:p text:style-name="P3"><text:span text:style-name="T2">Temperatura y</text:span></text:p>
          <text:p text:style-name="P3"><text:span text:style-name="T2">humed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5.293cm" svg:y1="15.238cm" svg:x2="5.277cm" svg:y2="15.994cm" draw:start-shape="id11" draw:start-glue-point="6" draw:end-shape="id12" draw:end-glue-point="0" svg:d="M5293 15238l-16 756" svg:viewBox="0 0 17 757">
          <text:p text:style-name="P1"><text:s text:c="4"/><text:span text:style-name="T3">si</text:span></text:p>
        </draw:connector>
        <draw:custom-shape draw:style-name="gr1" draw:text-style-name="P3" xml:id="id13" draw:id="id13" draw:layer="layout" svg:width="2.096cm" svg:height="1.013cm" draw:transform="skewX (0.0417133691226645) rotate (0.0417133691226645) translate (8.058cm 13.701cm)">
          <text:p text:style-name="P3"><text:span text:style-name="T2">hay x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3" xml:id="id14" draw:id="id14" draw:layer="layout" svg:width="3.575cm" svg:height="0.646cm" svg:x="7.312cm" svg:y="15.505cm">
          <text:p text:style-name="P3"><text:span text:style-name="T2">entrar al siste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7.196cm" svg:y1="14.183cm" svg:x2="8.059cm" svg:y2="14.206cm" draw:start-shape="id11" draw:start-glue-point="7" draw:end-shape="id13" draw:end-glue-point="5" svg:d="M7196 14183l863 23" svg:viewBox="0 0 864 24">
          <text:p text:style-name="P1"><text:line-break/><text:span text:style-name="T3">no</text:span></text:p>
        </draw:connector>
        <draw:connector draw:style-name="gr2" draw:text-style-name="P1" draw:layer="layout" draw:type="line" svg:x1="9.106cm" svg:y1="14.669cm" svg:x2="9.099cm" svg:y2="15.505cm" draw:start-shape="id13" draw:start-glue-point="6" draw:end-shape="id14" draw:end-glue-point="0" svg:d="M9106 14669l-7 836" svg:viewBox="0 0 8 837">
          <text:p text:style-name="P1"><text:s text:c="4"/><text:span text:style-name="T3">si</text:span></text:p>
        </draw:connector>
        <draw:custom-shape draw:style-name="gr1" draw:text-style-name="P3" xml:id="id15" draw:id="id15" draw:layer="layout" svg:width="2.415cm" svg:height="0.824cm" draw:transform="skewX (0.0417133691226645) rotate (0.0417133691226645) translate (9.963cm 17.209cm)">
          <text:p text:style-name="P3"><text:span text:style-name="T2">hay y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3" xml:id="id16" draw:id="id16" draw:layer="layout" svg:width="3.711cm" svg:height="0.684cm" svg:x="9.327cm" svg:y="18.688cm">
          <text:p text:style-name="P3"><text:span text:style-name="T2">entrar al siste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1.17cm" svg:y1="17.982cm" svg:x2="11.182cm" svg:y2="18.688cm" draw:start-shape="id15" draw:start-glue-point="6" draw:end-shape="id16" draw:end-glue-point="0" svg:d="M11170 17982l12 706" svg:viewBox="0 0 13 707">
          <text:p text:style-name="P1"><text:s text:c="4"/><text:span text:style-name="T3">si</text:span></text:p>
        </draw:connector>
        <draw:connector draw:style-name="gr3" draw:text-style-name="P1" draw:layer="layout" svg:x1="10.152cm" svg:y1="14.118cm" svg:x2="11.17cm" svg:y2="17.157cm" draw:start-shape="id13" draw:start-glue-point="7" draw:end-shape="id15" draw:end-glue-point="4" svg:d="M10152 14118h1018v3039" svg:viewBox="0 0 1019 3040">
          <text:p/>
        </draw:connector>
        <draw:connector draw:style-name="gr3" draw:text-style-name="P1" draw:layer="layout" draw:line-skew="-0.213cm" svg:x1="9.099cm" svg:y1="16.151cm" svg:x2="11.17cm" svg:y2="17.157cm" draw:start-shape="id14" draw:start-glue-point="2" draw:end-shape="id15" draw:end-glue-point="4" svg:d="M9099 16151v291h2071v715" svg:viewBox="0 0 2072 1007">
          <text:p/>
        </draw:connector>
        <draw:frame draw:style-name="gr7" draw:text-style-name="P6" draw:layer="layout" svg:width="0.891cm" svg:height="0.649cm" svg:x="9.89cm" svg:y="14.051cm">
          <draw:text-box>
            <text:p text:style-name="P6"><text:span text:style-name="T3">no</text:span></text:p>
          </draw:text-box>
        </draw:frame>
        <draw:custom-shape draw:style-name="gr1" draw:text-style-name="P3" xml:id="id17" draw:id="id17" draw:layer="layout" svg:width="1.899cm" svg:height="0.883cm" draw:transform="skewX (0.0417133691226645) rotate (0.0417133691226645) translate (12.419cm 20.426cm)">
          <text:p text:style-name="P3"><text:span text:style-name="T2">hay z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3" xml:id="id18" draw:id="id18" draw:layer="layout" svg:width="3.636cm" svg:height="0.676cm" svg:x="11.561cm" svg:y="22.106cm">
          <text:p text:style-name="P3"><text:span text:style-name="T2">entrar al siste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3.368cm" svg:y1="21.269cm" svg:x2="13.379cm" svg:y2="22.106cm" draw:start-shape="id17" draw:start-glue-point="6" draw:end-shape="id18" draw:end-glue-point="0" svg:d="M13368 21269l11 837" svg:viewBox="0 0 12 838">
          <text:p text:style-name="P1"><text:s text:c="4"/><text:span text:style-name="T3">si</text:span></text:p>
        </draw:connector>
        <draw:connector draw:style-name="gr3" draw:text-style-name="P1" draw:layer="layout" svg:x1="12.376cm" svg:y1="17.519cm" svg:x2="13.368cm" svg:y2="20.385cm" draw:start-shape="id15" draw:start-glue-point="7" draw:end-shape="id17" draw:end-glue-point="4" svg:d="M12376 17519h992v2866" svg:viewBox="0 0 993 2867">
          <text:p/>
        </draw:connector>
        <draw:connector draw:style-name="gr3" draw:text-style-name="P1" draw:layer="layout" draw:line-skew="-0.158cm" svg:x1="11.182cm" svg:y1="19.372cm" svg:x2="13.368cm" svg:y2="20.385cm" draw:start-shape="id16" draw:start-glue-point="2" draw:end-shape="id17" draw:end-glue-point="4" svg:d="M11182 19372v349h2186v664" svg:viewBox="0 0 2187 1014">
          <text:p/>
        </draw:connector>
        <draw:custom-shape draw:style-name="gr1" draw:text-style-name="P3" xml:id="id19" draw:id="id19" draw:layer="layout" svg:width="2.82cm" svg:height="1.256cm" draw:transform="skewX (0.0417133691226645) rotate (0.0417133691226645) translate (14.665cm 23.948cm)">
          <text:p text:style-name="P3"><text:span text:style-name="T2">hay yaw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draw:text-style-name="P3" xml:id="id20" draw:id="id20" draw:layer="layout" svg:width="3.741cm" svg:height="0.635cm" svg:x="14.188cm" svg:y="25.776cm">
          <text:p text:style-name="P3"><text:span text:style-name="T2">entrar al siste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6.075cm" svg:y1="25.145cm" svg:x2="16.058cm" svg:y2="25.776cm" draw:start-shape="id19" draw:start-glue-point="6" draw:end-shape="id20" draw:end-glue-point="0" svg:d="M16075 25145l-17 631" svg:viewBox="0 0 18 632">
          <text:p text:style-name="P1"><text:s text:c="4"/><text:span text:style-name="T3">si</text:span></text:p>
        </draw:connector>
        <draw:connector draw:style-name="gr3" draw:text-style-name="P1" draw:layer="layout" svg:x1="14.316cm" svg:y1="20.787cm" svg:x2="16.075cm" svg:y2="23.886cm" draw:start-shape="id17" draw:start-glue-point="7" draw:end-shape="id19" draw:end-glue-point="4" svg:d="M14316 20787h1759v3099" svg:viewBox="0 0 1760 3100">
          <text:p/>
        </draw:connector>
        <draw:frame draw:style-name="gr7" draw:text-style-name="P6" draw:layer="layout" svg:width="0.891cm" svg:height="0.649cm" svg:x="12.078cm" svg:y="17.416cm">
          <draw:text-box>
            <text:p text:style-name="P6"><text:span text:style-name="T3">no</text:span></text:p>
          </draw:text-box>
        </draw:frame>
        <draw:frame draw:style-name="gr4" draw:text-style-name="P6" draw:layer="layout" svg:width="0.891cm" svg:height="0.649cm" svg:x="14.054cm" svg:y="20.769cm">
          <draw:text-box>
            <text:p text:style-name="P6"><text:span text:style-name="T3">no</text:span></text:p>
          </draw:text-box>
        </draw:frame>
        <draw:frame draw:style-name="gr8" draw:text-style-name="P6" draw:layer="layout" svg:width="0.891cm" svg:height="0.649cm" svg:x="14.152cm" svg:y="24.492cm">
          <draw:text-box>
            <text:p text:style-name="P6"><text:span text:style-name="T3">no</text:span></text:p>
          </draw:text-box>
        </draw:frame>
        <draw:connector draw:style-name="gr3" draw:text-style-name="P1" draw:layer="layout" svg:x1="13.379cm" svg:y1="22.782cm" svg:x2="16.075cm" svg:y2="23.886cm" draw:start-shape="id18" draw:start-glue-point="2" draw:end-shape="id19" draw:end-glue-point="4" svg:d="M13379 22782v553h2696v551" svg:viewBox="0 0 2697 1105">
          <text:p/>
        </draw:connector>
        <draw:connector draw:style-name="gr3" draw:text-style-name="P1" draw:layer="layout" draw:line-skew="-1.677cm" svg:x1="4.422cm" svg:y1="9.896cm" svg:x2="5.293cm" svg:y2="4.295cm" draw:start-shape="id3" draw:start-glue-point="5" draw:end-shape="id8" draw:end-glue-point="0" svg:d="M4422 9896h-2179v-5601h3050" svg:viewBox="0 0 3051 5602">
          <text:p/>
        </draw:connector>
        <draw:connector draw:style-name="gr3" draw:text-style-name="P1" draw:layer="layout" draw:line-skew="-0.769cm" svg:x1="3.515cm" svg:y1="11.917cm" svg:x2="5.293cm" svg:y2="4.295cm" draw:start-shape="id10" draw:start-glue-point="5" draw:end-shape="id8" draw:end-glue-point="0" svg:d="M3515 11917h-1272v-7622h3050" svg:viewBox="0 0 3051 7623">
          <text:p/>
        </draw:connector>
        <draw:connector draw:style-name="gr3" draw:text-style-name="P1" draw:layer="layout" draw:line-skew="-0.995cm" svg:x1="3.74cm" svg:y1="16.48cm" svg:x2="5.293cm" svg:y2="4.295cm" draw:start-shape="id12" draw:start-glue-point="3" draw:end-shape="id8" draw:end-glue-point="0" svg:d="M3740 16480h-1497v-12185h3050" svg:viewBox="0 0 3051 12186">
          <text:p/>
        </draw:connector>
        <draw:connector draw:style-name="gr3" draw:text-style-name="P1" draw:layer="layout" draw:line-skew="-7.81cm" svg:x1="14.666cm" svg:y1="24.574cm" svg:x2="5.293cm" svg:y2="4.295cm" draw:start-shape="id19" draw:start-glue-point="5" draw:end-shape="id8" draw:end-glue-point="0" svg:d="M14666 24574h-12423v-20279h3050" svg:viewBox="0 0 12424 20280">
          <text:p/>
        </draw:connector>
        <draw:connector draw:style-name="gr3" draw:text-style-name="P1" draw:layer="layout" draw:line-skew="-7.571cm" svg:x1="14.188cm" svg:y1="26.093cm" svg:x2="5.293cm" svg:y2="4.295cm" draw:start-shape="id20" draw:start-glue-point="3" draw:end-shape="id8" draw:end-glue-point="0" svg:d="M14188 26093h-11945v-21798h3050" svg:viewBox="0 0 11946 21799">
          <text:p/>
        </draw:connector>
        <draw:frame draw:style-name="gr8" draw:text-style-name="P7" draw:layer="layout" svg:width="5.823cm" svg:height="0.962cm" svg:x="6.715cm" svg:y="1.254cm">
          <draw:text-box>
            <text:p text:style-name="P7"><text:span text:style-name="T5">Diagrama genera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2T12:39:10.241689698</meta:creation-date>
    <meta:editing-duration>PT25M52S</meta:editing-duration>
    <meta:editing-cycles>4</meta:editing-cycles>
    <meta:generator>LibreOffice/4.2.8.2$Linux_X86_64 LibreOffice_project/420m0$Build-2</meta:generator>
    <dc:date>2017-01-12T13:20:45.309125090</dc:date>
    <meta:document-statistic meta:object-count="54"/>
  </office:meta>
</office:document-meta>
</file>